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wardedNotific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wardedNotification">
            <text:p>AwardedNotification</text:p>
          </table:table-cell>
          <table:table-cell table:style-name="ce8" office:value-type="string" office:string-value="Awarded Notification. Details">
            <text:p>Awarded Notification. Details</text:p>
          </table:table-cell>
          <table:table-cell table:style-name="ce8" office:value-type="string" office:string-value=""/>
          <table:table-cell table:style-name="ce8" office:value-type="string" office:string-value="Awarded Notification">
            <text:p>Awarded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The document used to communicate a contract award to the winner.">
            <text:p>The document used to communicate a contract award to the winn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warded Notification. UBL Version Identifier. Identifier">
            <text:p>Awarded Notification. UBL Vers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warded Notification. Customization Identifier. Identifier">
            <text:p>Awarded Notification. Customizat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warded Notification. Profile Identifier. Identifier">
            <text:p>Awarded Notification. Profile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warded Notification. Profile Execution Identifier. Identifier">
            <text:p>Awarded Notification. Profile Execution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warded Notification. Identifier">
            <text:p>Awarded Notification.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Awarded Notification. Copy_ Indicator. Indicator">
            <text:p>Awarded Notification. Copy_ Indicator. Indicator</text:p>
          </table:table-cell>
          <table:table-cell table:style-name="ce9" office:value-type="string" office:string-value=""/>
          <table:table-cell office:value-type="string" table:style-name="ce9" office:string-value="Awarded Notification">
            <text:p>Awarded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Awarded Notification. UUID. Identifier">
            <text:p>Awarded Notification. UUID.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Awarded Notification. Contract Folder Identifier. Identifier">
            <text:p>Awarded Notification. Contract Folder Identifier. Identifier</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Awarded Notification. Issue Date. Date">
            <text:p>Awarded Notification. Issue Date. Date</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Awarded Notification. Issue Time. Time">
            <text:p>Awarded Notification. Issue Time. Time</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Awarded Notification. Contract Name. Text">
            <text:p>Awarded Notification. Contract Name. Text</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name, expressed as text, of this procurement project.">
            <text:p>The name, expressed as text, of this procurement projec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Awarded Notification. Note. Text">
            <text:p>Awarded Notification. Note. Text</text:p>
          </table:table-cell>
          <table:table-cell table:style-name="ce9" office:value-type="string" office:string-value=""/>
          <table:table-cell office:value-type="string" table:style-name="ce9" office:string-value="Awarded Notification">
            <text:p>Awarded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Awarded Notification. Sender_ Party. Party">
            <text:p>Awarded Notification. Sender_ Party. Party</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Awarded Notification. Receiver_ Party. Party">
            <text:p>Awarded Notification. Receiver_ Party. Party</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10" office:value-type="string" office:string-value="Awarded Notification. Minutes_ Document Reference. Document Reference">
            <text:p>Awarded Notification. Minutes_ Document Reference. Document Referenc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et of minutes associated with this award.">
            <text:p>A reference to a set of minutes associated with this awar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Awarded Notification. Additional_ Document Reference. Document Reference">
            <text:p>Awarded Notification. Additional_ Document Reference. Document Referenc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Result">
            <text:p>TenderResult</text:p>
          </table:table-cell>
          <table:table-cell table:style-name="ce10" office:value-type="string" office:string-value="Awarded Notification. Tender Result">
            <text:p>Awarded Notification. Tender Result</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The result of the tendering process reported in this notification.">
            <text:p>The result of the tendering process reported in this notifi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FinalFinancialGuarantee">
            <text:p>FinalFinancialGuarantee</text:p>
          </table:table-cell>
          <table:table-cell table:style-name="ce10" office:value-type="string" office:string-value="Awarded Notification. Final_ Financial Guarantee. Financial Guarantee">
            <text:p>Awarded Notification. Final_ Financial Guarantee. Financial Guarante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Final">
            <text:p>Final</text:p>
          </table:table-cell>
          <table:table-cell table:style-name="ce10" office:value-type="string" office:string-value=""/>
          <table:table-cell table:style-name="ce10" office:value-type="string" office:string-value=""/>
          <table:table-cell table:style-name="ce10" table:formula="of:=[.M20]" office:value-type="string" office:string-value="Financial Guarantee">
            <text:p>Financial Guarantee</text:p>
          </table:table-cell>
          <table:table-cell table:style-name="ce10" office:value-type="string" office:string-value="Financial Guarantee">
            <text:p>Financial Guarante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inancial Guarantee">
            <text:p>Financial Guarante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bond guarantee by the submitter of a tender or bid, required of the tender winner.">
            <text:p>A bond guarantee by the submitter of a tender or bid, required of the tender winn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Awarded Notification. Signature">
            <text:p>Awarded Notification. Signature</text:p>
          </table:table-cell>
          <table:table-cell table:style-name="ce10" office:value-type="string" office:string-value=""/>
          <table:table-cell table:style-name="ce10" office:value-type="string" office:string-value="Awarded Notification">
            <text:p>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